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ntentHandler.convertToSAXException( XNI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ContentHandler.addNamespaceDeclarations( final int prefix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hemaContentHandler.processingInstruction( String target ,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ContentHandler.ignorableWhitespace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ContentHandler.fillQName( QName toFill , String uri , String localpart , String raw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hemaContentHandler.reset( SchemaDOMParser schemaDOMParser , SymbolTable symbolTable , boolean namespacePrefixes , boolean stringsIntern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ContentHandler.skippedEntity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ContentHandler.endElement( String uri , String localName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ContentHandl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entHandl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ContentHandler.fillXMLAttributes(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ContentHandler.Schema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ContentHandler.start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ContentHandler.convertToSAXParseException( XMLParse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ntentHandler.startPrefixMapping( String prefix ,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ContentHandl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ContentHandler.startElement( String 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